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8-11" calcext:value-type="date">
            <text:p>11/08/2025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9-04" calcext:value-type="date">
            <text:p>04/09/2025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10-06" calcext:value-type="date">
            <text:p>06/10/2025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12-16" calcext:value-type="date">
            <text:p>16/12/2025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5" office:value-type="string" calcext:value-type="string">
            <text:p>Mens. 11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12-16" calcext:value-type="date">
            <text:p>16/12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5" office:value-type="string" calcext:value-type="string">
            <text:p>Mens. 12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6-01-12" calcext:value-type="date">
            <text:p>12/01/2026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5" office:value-type="string" calcext:value-type="string">
            <text:p>Mens. 01/2026 (A.C.)</text:p>
          </table:table-cell>
          <table:table-cell table:style-name="ce59" office:value-type="float" office:value="210" calcext:value-type="float">
            <text:p>21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10" calcext:value-type="float">
            <text:p>210,00</text:p>
          </table:table-cell>
          <table:table-cell table:style-name="ce69" office:value-type="date" office:date-value="2026-02-23" calcext:value-type="date">
            <text:p>23/02/2026</text:p>
          </table:table-cell>
          <table:table-cell table:style-name="ce59" table:formula="of:=[.C8]-[.F8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6-02-28" calcext:value-type="date">
            <text:p>28/02/2026</text:p>
          </table:table-cell>
          <table:table-cell table:style-name="ce55" office:value-type="string" calcext:value-type="string">
            <text:p>Mens. 02/2026 (A.C.)</text:p>
          </table:table-cell>
          <table:table-cell table:style-name="ce59" office:value-type="float" office:value="210" calcext:value-type="float">
            <text:p>21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9]-[.F9]" office:value-type="float" office:value="210" calcext:value-type="float">
            <text:p>21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9])" office:value-type="float" office:value="210" calcext:value-type="float">
            <text:p>210,00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69">
          <table:table-cell table:number-columns-repeated="64"/>
        </table:table-row>
        <table:table-row table:style-name="ro6" table:number-rows-repeated="8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3-03">00/00/0000</text:date></text:span><text:span text:style-name="MT2"><text:s/>- </text:span><text:span text:style-name="MT2"><text:time style:data-style-name="N2" text:time-value="08:29:12.794780700">00:00:00</text:time></text:span><text:span text:style-name="MT2"><text:s/></text:span></text:p>
        </style:region-center>
        <style:region-right>
          <text:p><text:span text:style-name="MT4">José Israel da Silva 347918198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Israel da Silva 34791819888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08:29:12.805520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34:44</meta:creation-date>
    <dc:date>2026-03-03T08:29:58.124494000</dc:date>
    <dc:language>pt-PT</dc:language>
    <meta:editing-cycles>446</meta:editing-cycles>
    <meta:editing-duration>PT13H24M29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